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s" fo:country="ES"/>
    </style:style>
    <style:style style:name="P2" style:family="paragraph" style:parent-style-name="Heading_20_2">
      <style:text-properties officeooo:paragraph-rsid="0018b338"/>
    </style:style>
    <style:style style:name="P3" style:family="paragraph" style:parent-style-name="Heading_20_2">
      <style:text-properties fo:language="es" fo:country="ES"/>
    </style:style>
    <style:style style:name="P4" style:family="paragraph" style:parent-style-name="Heading_20_2">
      <style:text-properties fo:language="es" fo:country="ES" officeooo:paragraph-rsid="0014deec"/>
    </style:style>
    <style:style style:name="P5" style:family="paragraph" style:parent-style-name="Heading_20_3">
      <style:text-properties officeooo:paragraph-rsid="0018b338"/>
    </style:style>
    <style:style style:name="P6" style:family="paragraph" style:parent-style-name="Heading_20_3">
      <style:text-properties fo:language="es" fo:country="ES" officeooo:paragraph-rsid="0014deec"/>
    </style:style>
    <style:style style:name="P7" style:family="paragraph" style:parent-style-name="Heading_20_3">
      <style:text-properties fo:language="es" fo:country="ES"/>
    </style:style>
    <style:style style:name="P8" style:family="paragraph" style:parent-style-name="Standard">
      <style:paragraph-properties fo:margin-top="0in" fo:margin-bottom="0.1965in" style:contextual-spacing="false"/>
      <style:text-properties officeooo:paragraph-rsid="0014deec"/>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5">
      <style:paragraph-properties fo:margin-top="0in" fo:margin-bottom="0in" style:contextual-spacing="false"/>
      <style:text-properties officeooo:paragraph-rsid="0014deec"/>
    </style:style>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4">
      <style:paragraph-properties fo:margin-top="0in" fo:margin-bottom="0in" style:contextual-spacing="false"/>
    </style:style>
    <style:style style:name="P27" style:family="paragraph" style:parent-style-name="Text_20_body" style:list-style-name="L15">
      <style:paragraph-properties fo:margin-top="0in" fo:margin-bottom="0in" style:contextual-spacing="false"/>
    </style:style>
    <style:style style:name="P28" style:family="paragraph" style:parent-style-name="Text_20_body" style:list-style-name="L16">
      <style:paragraph-properties fo:margin-top="0in" fo:margin-bottom="0in" style:contextual-spacing="false"/>
    </style:style>
    <style:style style:name="P29" style:family="paragraph" style:parent-style-name="Text_20_body" style:list-style-name="L17"/>
    <style:style style:name="P30" style:family="paragraph" style:parent-style-name="Text_20_body">
      <style:text-properties officeooo:paragraph-rsid="0018b338"/>
    </style:style>
    <style:style style:name="P31" style:family="paragraph" style:parent-style-name="Text_20_body" style:list-style-name="L23"/>
    <style:style style:name="P32" style:family="paragraph" style:parent-style-name="Text_20_body" style:list-style-name="L23">
      <style:paragraph-properties fo:margin-top="0in" fo:margin-bottom="0in" style:contextual-spacing="false"/>
    </style:style>
    <style:style style:name="P33" style:family="paragraph" style:parent-style-name="Text_20_body" style:list-style-name="L24"/>
    <style:style style:name="P34" style:family="paragraph" style:parent-style-name="Text_20_body" style:list-style-name="L24">
      <style:paragraph-properties fo:margin-top="0in" fo:margin-bottom="0in" style:contextual-spacing="false"/>
    </style:style>
    <style:style style:name="P35" style:family="paragraph" style:parent-style-name="Text_20_body" style:list-style-name="L25"/>
    <style:style style:name="P36" style:family="paragraph" style:parent-style-name="Text_20_body" style:list-style-name="L25">
      <style:paragraph-properties fo:margin-top="0in" fo:margin-bottom="0in" style:contextual-spacing="false"/>
    </style:style>
    <style:style style:name="P37" style:family="paragraph" style:parent-style-name="Text_20_body" style:list-style-name="L26"/>
    <style:style style:name="P38" style:family="paragraph" style:parent-style-name="Text_20_body" style:list-style-name="L26">
      <style:paragraph-properties fo:margin-top="0in" fo:margin-bottom="0in" style:contextual-spacing="false"/>
    </style:style>
    <style:style style:name="P39" style:family="paragraph" style:parent-style-name="Text_20_body">
      <style:text-properties fo:language="es" fo:country="ES"/>
    </style:style>
    <style:style style:name="P40" style:family="paragraph" style:parent-style-name="Text_20_body">
      <style:text-properties fo:language="es" fo:country="ES" officeooo:paragraph-rsid="0014deec"/>
    </style:style>
    <style:style style:name="P41" style:family="paragraph" style:parent-style-name="Text_20_body" style:list-style-name="L3">
      <style:paragraph-properties fo:margin-top="0in" fo:margin-bottom="0in" style:contextual-spacing="false"/>
      <style:text-properties fo:language="es" fo:country="ES"/>
    </style:style>
    <style:style style:name="P42" style:family="paragraph" style:parent-style-name="Text_20_body" style:list-style-name="L3">
      <style:text-properties fo:language="es" fo:country="ES"/>
    </style:style>
    <style:style style:name="T1" style:family="text">
      <style:text-properties officeooo:rsid="0014deec"/>
    </style:style>
    <style:style style:name="T2" style:family="text">
      <style:text-properties officeooo:rsid="0018b338"/>
    </style:style>
    <style:style style:name="T3" style:family="text">
      <style:text-properties style:font-name="Liberation Serif"/>
    </style:style>
    <style:style style:name="T4" style:family="text">
      <style:text-properties style:font-name="Liberation Serif" fo:language="es" fo:country="ES"/>
    </style:style>
    <style:style style:name="T5" style:family="text">
      <style:text-properties fo:language="es" fo:country="ES"/>
    </style:style>
    <style:style style:name="T6" style:family="text">
      <style:text-properties fo:language="es" fo:country="ES" officeooo:rsid="0018b33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nual Técnico para Analizador Léxico y Sintáctico <text:span text:style-name="T1">SQL</text:span></text:h>
      <text:h text:style-name="P3" text:outline-level="2">Introducción</text:h>
      <text:p text:style-name="P39">Este documento describe el funcionamiento y la implementación de un analizador léxico y sintáctico en Java, diseñado con JDK 17 y utilizando JFlex para la generación del analizador léxico. El sistema procesa estructuras SQL básicas para la creación, modificación y eliminación de tablas en una base de datos.</text:p>
      <text:h text:style-name="P3" text:outline-level="2">Objetivo</text:h>
      <text:p text:style-name="P39">El objetivo del analizador es identificar y validar tokens y estructuras de comandos SQL de tipo DDL y DML, generando diagramas gráficos de tablas y proporcionando retroalimentación sobre errores <text:span text:style-name="T1">léxicos y</text:span> sintácticos en las entradas de SQL.</text:p>
      <text:h text:style-name="P3" text:outline-level="2">Tecnologías Utilizadas</text:h>
      <text:list xml:id="list96515106" text:style-name="L1">
        <text:list-item>
          <text:p text:style-name="P10"><text:span text:style-name="Strong_20_Emphasis"><text:span text:style-name="T5">Java JDK 17</text:span></text:span><text:span text:style-name="T5">: Versión de Java utilizada para la implementación.</text:span></text:p>
        </text:list-item>
        <text:list-item>
          <text:p text:style-name="P10"><text:span text:style-name="Strong_20_Emphasis"><text:span text:style-name="T5">JFlex</text:span></text:span><text:span text:style-name="T5">: Herramienta generadora de analizadores léxicos en Java.</text:span></text:p>
        </text:list-item>
        <text:list-item>
          <text:p text:style-name="P9"><text:span text:style-name="Strong_20_Emphasis"><text:span text:style-name="T5">Graphviz</text:span></text:span><text:span text:style-name="T5">: Librería de visualización para mostrar diagramas de relaciones de las tablas SQL.</text:span></text:p>
        </text:list-item>
      </text:list>
      <text:h text:style-name="P4" text:outline-level="2"/>
      <text:h text:style-name="P4" text:outline-level="2">Analizador Léxico (Jflex)</text:h>
      <text:p text:style-name="P40">El archivo JFlex define el analizador léxico en Java, el cual se utiliza para procesar tokens de un lenguaje SQL. Este analizador genera una lista de tokens clasificados en diferentes tipos, permitiendo el procesamiento posterior en el analizador sintáctico.</text:p>
      <text:h text:style-name="P3" text:outline-level="2">Estructura del Archivo</text:h>
      <text:p text:style-name="P39">El archivo se organiza en tres secciones principales:</text:p>
      <text:list xml:id="list3318839450" text:style-name="L4">
        <text:list-item>
          <text:p text:style-name="P15"><text:span text:style-name="Strong_20_Emphasis"><text:span text:style-name="T5">Sección de Código Java y Variables Globales</text:span></text:span></text:p>
        </text:list-item>
        <text:list-item>
          <text:p text:style-name="P15"><text:span text:style-name="Strong_20_Emphasis"><text:span text:style-name="T5">Declaración de Expresiones Regulares y Configuración de JFlex</text:span></text:span></text:p>
        </text:list-item>
        <text:list-item>
          <text:p text:style-name="P14"><text:span text:style-name="Strong_20_Emphasis"><text:span text:style-name="T5">Reglas de Tokenización</text:span></text:span></text:p>
        </text:list-item>
      </text:list>
      <text:h text:style-name="P6" text:outline-level="3">Sección de Código Java y Variables Globales</text:h>
      <text:p text:style-name="P39">En esta sección, se definen variables y métodos auxiliares en Java que serán utilizados por JFlex para almacenar y categorizar los tokens generados.</text:p>
      <text:p text:style-name="P8"><text:soft-page-break/><text:span text:style-name="Strong_20_Emphasis"><text:span text:style-name="T5">Métodos</text:span></text:span><text:span text:style-name="T5">:</text:span></text:p>
      <text:list xml:id="list221793565" text:style-name="L5">
        <text:list-item>
          <text:p text:style-name="P18"><text:span text:style-name="Source_20_Text"><text:span text:style-name="T5">addList(Token token)</text:span></text:span><text:span text:style-name="T5">: Agrega un token a </text:span><text:span text:style-name="Source_20_Text"><text:span text:style-name="T5">lista</text:span></text:span><text:span text:style-name="T5"> y </text:span><text:span text:style-name="Source_20_Text"><text:span text:style-name="T5">listaVista</text:span></text:span><text:span text:style-name="T5">.</text:span></text:p>
        </text:list-item>
        <text:list-item>
          <text:p text:style-name="P17"><text:span text:style-name="Source_20_Text"><text:span text:style-name="T5">addListaErrores(Token token)</text:span></text:span><text:span text:style-name="T5">: Agrega tokens que corresponden a errores a </text:span><text:span text:style-name="Source_20_Text"><text:span text:style-name="T5">lista</text:span></text:span><text:span text:style-name="T5"> y </text:span><text:span text:style-name="Source_20_Text"><text:span text:style-name="T5">listaErrores</text:span></text:span><text:span text:style-name="T5">.</text:span></text:p>
        </text:list-item>
        <text:list-item>
          <text:p text:style-name="P16"><text:span text:style-name="Source_20_Text"><text:span text:style-name="T5">addListaVista(Token token)</text:span></text:span><text:span text:style-name="T5">: Agrega un token solo a </text:span><text:span text:style-name="Source_20_Text"><text:span text:style-name="T5">listaVista</text:span></text:span><text:span text:style-name="T5">.</text:span></text:p>
        </text:list-item>
      </text:list>
      <text:h text:style-name="P7" text:outline-level="3">3. Reglas de Tokenización</text:h>
      <text:p text:style-name="P39">Esta sección especifica expresiones regulares (regex) para identificar tokens y las acciones correspondientes para cada tipo de token. Cada patrón regex está asociado a una acción en la que se crea un nuevo token y se añade a las listas definidas.</text:p>
      <text:list xml:id="list2157999544" text:style-name="L6">
        <text:list-item>
          <text:p text:style-name="P19"><text:span text:style-name="Strong_20_Emphasis"><text:span text:style-name="T5">N</text:span></text:span><text:span text:style-name="T5">: Define los caracteres numéricos (</text:span><text:span text:style-name="Source_20_Text"><text:span text:style-name="T5">0-9</text:span></text:span><text:span text:style-name="T5">).</text:span></text:p>
        </text:list-item>
      </text:list>
      <text:list xml:id="list1209164797" text:style-name="L7">
        <text:list-item>
          <text:p text:style-name="P20"><text:span text:style-name="Strong_20_Emphasis"><text:span text:style-name="T5">LMINS</text:span></text:span><text:span text:style-name="T5">: Define letras minúsculas (</text:span><text:span text:style-name="Source_20_Text"><text:span text:style-name="T5">a-z</text:span></text:span><text:span text:style-name="T5">).</text:span></text:p>
        </text:list-item>
      </text:list>
      <text:list xml:id="list2719134046" text:style-name="L8">
        <text:list-item>
          <text:p text:style-name="P21"><text:span text:style-name="Strong_20_Emphasis"><text:span text:style-name="T5">IDENTIFICADOR</text:span></text:span><text:span text:style-name="T5">: Define un identificador SQL, compuesto de letras, guiones bajos o números.</text:span></text:p>
        </text:list-item>
      </text:list>
      <text:list xml:id="list2285981099" text:style-name="L9">
        <text:list-item>
          <text:p text:style-name="P22"><text:span text:style-name="Strong_20_Emphasis"><text:span text:style-name="T5">FECHA</text:span></text:span><text:span text:style-name="T5">: Define el patrón de una fecha (</text:span><text:span text:style-name="Source_20_Text"><text:span text:style-name="T5">YYYY-MM-DD</text:span></text:span><text:span text:style-name="T5">).</text:span></text:p>
        </text:list-item>
        <text:list-item>
          <text:p text:style-name="P22"><text:span text:style-name="Strong_20_Emphasis"><text:span text:style-name="T5">RESERVED</text:span></text:span><text:span text:style-name="T5">: Palabras reservadas en SQL como </text:span><text:span text:style-name="Source_20_Text"><text:span text:style-name="T5">CREATE</text:span></text:span><text:span text:style-name="T5">, </text:span><text:span text:style-name="Source_20_Text"><text:span text:style-name="T5">TABLE</text:span></text:span><text:span text:style-name="T5">, </text:span><text:span text:style-name="Source_20_Text"><text:span text:style-name="T5">SELECT</text:span></text:span><text:span text:style-name="T5">, etc.</text:span></text:p>
        </text:list-item>
      </text:list>
      <text:list xml:id="list396309506" text:style-name="L11">
        <text:list-item>
          <text:p text:style-name="P23"><text:span text:style-name="Strong_20_Emphasis"><text:span text:style-name="T5">DATO</text:span></text:span><text:span text:style-name="T5">: Tipos de datos SQL (</text:span><text:span text:style-name="Source_20_Text"><text:span text:style-name="T5">INTEGER</text:span></text:span><text:span text:style-name="T5">, </text:span><text:span text:style-name="Source_20_Text"><text:span text:style-name="T5">VARCHAR</text:span></text:span><text:span text:style-name="T5">, etc.).</text:span></text:p>
        </text:list-item>
      </text:list>
      <text:list xml:id="list3025948053" text:style-name="L12">
        <text:list-item>
          <text:p text:style-name="P24"><text:span text:style-name="Strong_20_Emphasis"><text:span text:style-name="T5">BOOLEANO</text:span></text:span><text:span text:style-name="T5">: Valores booleanos (</text:span><text:span text:style-name="Source_20_Text"><text:span text:style-name="T5">TRUE</text:span></text:span><text:span text:style-name="T5"> y </text:span><text:span text:style-name="Source_20_Text"><text:span text:style-name="T5">FALSE</text:span></text:span><text:span text:style-name="T5">).</text:span></text:p>
        </text:list-item>
      </text:list>
      <text:list xml:id="list3437326744" text:style-name="L13">
        <text:list-item>
          <text:p text:style-name="P25"><text:span text:style-name="Strong_20_Emphasis"><text:span text:style-name="T5">AGREGACION</text:span></text:span><text:span text:style-name="T5">: Funciones de agregación SQL (</text:span><text:span text:style-name="Source_20_Text"><text:span text:style-name="T5">SUM</text:span></text:span><text:span text:style-name="T5">, </text:span><text:span text:style-name="Source_20_Text"><text:span text:style-name="T5">AVG</text:span></text:span><text:span text:style-name="T5">, etc.).</text:span></text:p>
        </text:list-item>
      </text:list>
      <text:list xml:id="list184667002" text:style-name="L14">
        <text:list-item>
          <text:p text:style-name="P26"><text:span text:style-name="Strong_20_Emphasis"><text:span text:style-name="T5">LOGICOS</text:span></text:span><text:span text:style-name="T5">: Operadores lógicos (</text:span><text:span text:style-name="Source_20_Text"><text:span text:style-name="T5">AND</text:span></text:span><text:span text:style-name="T5">, </text:span><text:span text:style-name="Source_20_Text"><text:span text:style-name="T5">OR</text:span></text:span><text:span text:style-name="T5">, </text:span><text:span text:style-name="Source_20_Text"><text:span text:style-name="T5">NOT</text:span></text:span><text:span text:style-name="T5">).</text:span></text:p>
        </text:list-item>
      </text:list>
      <text:list xml:id="list1890966815" text:style-name="L15">
        <text:list-item>
          <text:p text:style-name="P27"><text:span text:style-name="Strong_20_Emphasis"><text:span text:style-name="T5">SIGNOS</text:span></text:span><text:span text:style-name="T5">: Símbolos usados en SQL (</text:span><text:span text:style-name="Source_20_Text"><text:span text:style-name="T5">(</text:span></text:span><text:span text:style-name="T5">, </text:span><text:span text:style-name="Source_20_Text"><text:span text:style-name="T5">)</text:span></text:span><text:span text:style-name="T5">, </text:span><text:span text:style-name="Source_20_Text"><text:span text:style-name="T5">;</text:span></text:span><text:span text:style-name="T5">, </text:span><text:span text:style-name="Source_20_Text"><text:span text:style-name="T5">=</text:span></text:span><text:span text:style-name="T5">, etc.).</text:span></text:p>
        </text:list-item>
      </text:list>
      <text:list xml:id="list3552520510" text:style-name="L16">
        <text:list-item>
          <text:p text:style-name="P28"><text:span text:style-name="Strong_20_Emphasis"><text:span text:style-name="T5">ARITMETICOS</text:span></text:span><text:span text:style-name="T5">: Operadores aritméticos (</text:span><text:span text:style-name="Source_20_Text"><text:span text:style-name="T5">+</text:span></text:span><text:span text:style-name="T5">, </text:span><text:span text:style-name="Source_20_Text"><text:span text:style-name="T5">-</text:span></text:span><text:span text:style-name="T5">, </text:span><text:span text:style-name="Source_20_Text"><text:span text:style-name="T5">*</text:span></text:span><text:span text:style-name="T5">, </text:span><text:span text:style-name="Source_20_Text"><text:span text:style-name="T5">/</text:span></text:span><text:span text:style-name="T5">).</text:span></text:p>
        </text:list-item>
      </text:list>
      <text:list xml:id="list2128998456" text:style-name="L17">
        <text:list-item>
          <text:p text:style-name="P29"><text:span text:style-name="Strong_20_Emphasis"><text:span text:style-name="T5">RELACIONALES</text:span></text:span><text:span text:style-name="T5">: Operadores relacionales (</text:span><text:span text:style-name="Source_20_Text"><text:span text:style-name="T5">&lt;=</text:span></text:span><text:span text:style-name="T5">, </text:span><text:span text:style-name="Source_20_Text"><text:span text:style-name="T5">&gt;=</text:span></text:span><text:span text:style-name="T5">, </text:span><text:span text:style-name="Source_20_Text"><text:span text:style-name="T5">&lt;</text:span></text:span><text:span text:style-name="T5">, </text:span><text:span text:style-name="Source_20_Text"><text:span text:style-name="T5">&gt;</text:span></text:span><text:span text:style-name="T5">).</text:span></text:p>
        </text:list-item>
      </text:list>
      <text:p text:style-name="P39"/>
      <text:h text:style-name="Heading_20_2" text:outline-level="2"><text:span text:style-name="T5">Estructura de la Clase </text:span><text:span text:style-name="Source_20_Text"><text:span text:style-name="T5">AnalizadorSintactico</text:span></text:span></text:h>
      <text:p text:style-name="Text_20_body"><text:span text:style-name="T5">La clase </text:span><text:span text:style-name="Source_20_Text"><text:span text:style-name="T5">AnalizadorSintactico</text:span></text:span><text:span text:style-name="T5"> es la principal en el sistema y se encarga de procesar una lista de tokens. Identifica las operaciones de DDL y DML y delega su procesamiento a analizadores secundarios (</text:span><text:span text:style-name="Source_20_Text"><text:span text:style-name="T5">AnalizadorDDL</text:span></text:span><text:span text:style-name="T5"> y </text:span><text:span text:style-name="Source_20_Text"><text:span text:style-name="T5">AnalizadorDML</text:span></text:span><text:span text:style-name="T5">). A continuación, se explica cada sección de la clase.</text:span></text:p>
      <text:h text:style-name="P7" text:outline-level="3">Atributos</text:h>
      <text:list xml:id="list2917475097" text:style-name="L2">
        <text:list-item>
          <text:p text:style-name="P12"><text:span text:style-name="Source_20_Text"><text:span text:style-name="T5">FIN_BLOQUE</text:span></text:span><text:span text:style-name="T5">: Define el delimitador </text:span><text:span text:style-name="Source_20_Text"><text:span text:style-name="T5">;</text:span></text:span><text:span text:style-name="T5"> que marca el fin de cada bloque SQL.</text:span></text:p>
        </text:list-item>
        <text:list-item>
          <text:p text:style-name="P12"><text:span text:style-name="Source_20_Text"><text:span text:style-name="T5">INICIO</text:span></text:span><text:span text:style-name="T5">: Lista de palabras reservadas que representan el inicio de comandos SQL válidos.</text:span></text:p>
        </text:list-item>
        <text:list-item>
          <text:p text:style-name="P12"><text:span text:style-name="Source_20_Text"><text:span text:style-name="T5">tokens</text:span></text:span><text:span text:style-name="T5">: Lista de tokens generados previamente por el analizador léxico.</text:span></text:p>
        </text:list-item>
        <text:list-item>
          <text:p text:style-name="P12"><text:span text:style-name="Source_20_Text"><text:span text:style-name="T5">currentIndex</text:span></text:span><text:span text:style-name="T5">: Índice actual en el arreglo de tokens.</text:span></text:p>
        </text:list-item>
        <text:list-item>
          <text:p text:style-name="P12"><text:span text:style-name="Source_20_Text"><text:span text:style-name="T5">tokensError</text:span></text:span><text:span text:style-name="T5">: Objeto para almacenar y gestionar errores sintácticos.</text:span></text:p>
        </text:list-item>
        <text:list-item>
          <text:p text:style-name="P12"><text:soft-page-break/><text:span text:style-name="Source_20_Text"><text:span text:style-name="T5">analizadorDDL</text:span></text:span><text:span text:style-name="T5">: Analizador para comandos SQL de tipo DDL.</text:span></text:p>
        </text:list-item>
        <text:list-item>
          <text:p text:style-name="P12"><text:span text:style-name="Source_20_Text"><text:span text:style-name="T5">analizadorDML</text:span></text:span><text:span text:style-name="T5">: Analizador para comandos SQL de tipo DML.</text:span></text:p>
        </text:list-item>
        <text:list-item>
          <text:p text:style-name="P11"><text:span text:style-name="Source_20_Text"><text:span text:style-name="T5">operaciones</text:span></text:span><text:span text:style-name="T5">: Clase auxiliar para operaciones.</text:span></text:p>
        </text:list-item>
      </text:list>
      <text:h text:style-name="P7" text:outline-level="3">Métodos</text:h>
      <text:h text:style-name="Heading_20_4" text:outline-level="4"><text:span text:style-name="T5">Constructor: </text:span><text:span text:style-name="Source_20_Text"><text:span text:style-name="T5">public AnalizadorSintactico(List&lt;Token&gt; tokens)</text:span></text:span></text:h>
      <text:p text:style-name="Text_20_body"><text:span text:style-name="T5">Inicializa el analizador con una lista de tokens. Si la lista está vacía, el analizador no se inicializa. Crea instancias de </text:span><text:span text:style-name="Source_20_Text"><text:span text:style-name="T5">ListSyntaxError</text:span></text:span><text:span text:style-name="T5">, </text:span><text:span text:style-name="Source_20_Text"><text:span text:style-name="T5">AnalizadorDDL</text:span></text:span><text:span text:style-name="T5">, y </text:span><text:span text:style-name="Source_20_Text"><text:span text:style-name="T5">AnalizadorDML</text:span></text:span><text:span text:style-name="T5">.</text:span></text:p>
      <text:h text:style-name="Heading_20_4" text:outline-level="4"><text:span text:style-name="Source_20_Text"><text:span text:style-name="T5">void next()</text:span></text:span></text:h>
      <text:p text:style-name="P39">Avanza el índice actual para procesar el siguiente token en la lista.</text:p>
      <text:h text:style-name="Heading_20_4" text:outline-level="4"><text:span text:style-name="Source_20_Text"><text:span text:style-name="T5">boolean isEnd()</text:span></text:span></text:h>
      <text:p text:style-name="Text_20_body"><text:span text:style-name="T5">Retorna </text:span><text:span text:style-name="Source_20_Text"><text:span text:style-name="T5">true</text:span></text:span><text:span text:style-name="T5"> si el índice actual ha alcanzado o superado el final de la lista de tokens.</text:span></text:p>
      <text:h text:style-name="Heading_20_4" text:outline-level="4"><text:span text:style-name="Source_20_Text"><text:span text:style-name="T5">void analizar()</text:span></text:span></text:h>
      <text:list xml:id="list3387429457" text:style-name="L3">
        <text:list-item>
          <text:p text:style-name="P13"><text:span text:style-name="Strong_20_Emphasis"><text:span text:style-name="T5">Función</text:span></text:span><text:span text:style-name="T5">: Es el núcleo de la lógica sintáctica.</text:span></text:p>
        </text:list-item>
        <text:list-item>
          <text:p text:style-name="P13"><text:span text:style-name="Strong_20_Emphasis"><text:span text:style-name="T5">Flujo de Trabajo</text:span></text:span><text:span text:style-name="T5">:</text:span></text:p>
          <text:list>
            <text:list-item>
              <text:p text:style-name="P41">Valida que cada token sea un inicio válido.</text:p>
            </text:list-item>
            <text:list-item>
              <text:p text:style-name="P13"><text:span text:style-name="T5">En función de la palabra reservada (por ejemplo, </text:span><text:span text:style-name="Source_20_Text"><text:span text:style-name="T5">CREATE</text:span></text:span><text:span text:style-name="T5">, </text:span><text:span text:style-name="Source_20_Text"><text:span text:style-name="T5">ALTER</text:span></text:span><text:span text:style-name="T5">, </text:span><text:span text:style-name="Source_20_Text"><text:span text:style-name="T5">DROP</text:span></text:span><text:span text:style-name="T5">), envía el bloque de tokens correspondiente al analizador adecuado (</text:span><text:span text:style-name="Source_20_Text"><text:span text:style-name="T5">analizadorDDL</text:span></text:span><text:span text:style-name="T5"> o </text:span><text:span text:style-name="Source_20_Text"><text:span text:style-name="T5">analizadorDML</text:span></text:span><text:span text:style-name="T5">).</text:span></text:p>
            </text:list-item>
            <text:list-item>
              <text:p text:style-name="P13"><text:span text:style-name="T5">Si un token no coincide con un inicio válido, se registra un error en </text:span><text:span text:style-name="Source_20_Text"><text:span text:style-name="T5">tokensError</text:span></text:span><text:span text:style-name="T5">.</text:span></text:p>
            </text:list-item>
            <text:list-item>
              <text:p text:style-name="P42">Al finalizar, muestra errores de sintaxis y genera un diagrama con las tablas creadas, modificadas o eliminadas.</text:p>
            </text:list-item>
          </text:list>
        </text:list-item>
      </text:list>
      <text:h text:style-name="Heading_20_4" text:outline-level="4"><text:span text:style-name="Source_20_Text"><text:span text:style-name="T5">Pila getTokensBloque()</text:span></text:span></text:h>
      <text:p text:style-name="Text_20_body"><text:span text:style-name="T5">Obtiene un bloque de tokens hasta encontrar el delimitador </text:span><text:span text:style-name="Source_20_Text"><text:span text:style-name="T5">FIN_BLOQUE</text:span></text:span><text:span text:style-name="T5"> (</text:span><text:span text:style-name="Source_20_Text"><text:span text:style-name="T5">;</text:span></text:span><text:span text:style-name="T5">). Este bloque se envía luego a los analizadores </text:span><text:span text:style-name="Source_20_Text"><text:span text:style-name="T5">DDL</text:span></text:span><text:span text:style-name="T5"> y </text:span><text:span text:style-name="Source_20_Text"><text:span text:style-name="T5">DML</text:span></text:span><text:span text:style-name="T5">.</text:span></text:p>
      <text:h text:style-name="Heading_20_4" text:outline-level="4"><text:span text:style-name="Source_20_Text"><text:span text:style-name="T5">void printTables()</text:span></text:span></text:h>
      <text:p text:style-name="Text_20_body"><text:span text:style-name="T5">Muestra los diagramas de tablas creadas, modificadas o eliminadas en un </text:span><text:span text:style-name="Source_20_Text"><text:span text:style-name="T5">JFrame</text:span></text:span><text:span text:style-name="T5">. Cada tabla es representada como una imagen generada a partir de un diagrama </text:span><text:span text:style-name="Source_20_Text"><text:span text:style-name="T5">DOT</text:span></text:span><text:span text:style-name="T5"> de Graphviz.</text:span></text:p>
      <text:h text:style-name="Heading_20_4" text:outline-level="4"><text:span text:style-name="Source_20_Text"><text:span text:style-name="T5">ListSyntaxError getTokensError()</text:span></text:span></text:h>
      <text:p text:style-name="Text_20_body"><text:span text:style-name="T5">Retorna el objeto </text:span><text:span text:style-name="Source_20_Text"><text:span text:style-name="T5">tokensError</text:span></text:span><text:span text:style-name="T5"> para acceso externo.</text:span></text:p>
      <text:p text:style-name="P39"/>
      <text:h text:style-name="P2" text:outline-level="2"><text:bookmark-start text:name="__DdeLink__5_279260846"/><text:soft-page-break/><text:span text:style-name="T5">Estructura de la Clase </text:span><text:span text:style-name="Source_20_Text"><text:span text:style-name="T6">AnalizadorDDL</text:span></text:span><text:bookmark-end text:name="__DdeLink__5_279260846"/></text:h>
      <text:p text:style-name="P30"><text:span text:style-name="Source_20_Text"><text:span text:style-name="T4">La clase AnalizadorDDL es una parte central del analizador sintáctico para sentencias de manipulación de datos en SQL (DDL - Data Definition Language). Este analizador se encarga de procesar instrucciones de creación, modificación y eliminación de bases de datos y tablas, validando la sintaxis y generando estructuras correspondientes en el sistema. A continuación se explica su estructura:</text:span></text:span></text:p>
      <text:h text:style-name="P5" text:outline-level="3"><text:span text:style-name="Source_20_Text"><text:span text:style-name="T5">Atributos de la clase</text:span></text:span></text:h>
      <text:list xml:id="list118800630" text:style-name="L23">
        <text:list-item>
          <text:p text:style-name="P32"><text:span text:style-name="Strong_20_Emphasis"><text:span text:style-name="Source_20_Text"><text:span text:style-name="T5">ACEPTED</text:span></text:span></text:span><text:span text:style-name="T5">: Arreglo de palabras reservadas aceptadas para el análisis (</text:span><text:span text:style-name="Source_20_Text"><text:span text:style-name="T5">DATABASE</text:span></text:span><text:span text:style-name="T5"> y </text:span><text:span text:style-name="Source_20_Text"><text:span text:style-name="T5">TABLE</text:span></text:span><text:span text:style-name="T5">), que define los tipos de sentencias válidas.</text:span></text:p>
        </text:list-item>
        <text:list-item>
          <text:p text:style-name="P32"><text:span text:style-name="Strong_20_Emphasis"><text:span text:style-name="Source_20_Text"><text:span text:style-name="T5">DBCreadas</text:span></text:span></text:span><text:span text:style-name="T5">: Lista de bases de datos creadas.</text:span></text:p>
        </text:list-item>
        <text:list-item>
          <text:p text:style-name="P32"><text:span text:style-name="Strong_20_Emphasis"><text:span text:style-name="Source_20_Text"><text:span text:style-name="T5">tablasCreadas</text:span></text:span></text:span><text:span text:style-name="T5">: Lista de tablas creadas.</text:span></text:p>
        </text:list-item>
        <text:list-item>
          <text:p text:style-name="P32"><text:span text:style-name="Strong_20_Emphasis"><text:span text:style-name="Source_20_Text"><text:span text:style-name="T5">tablasModificadas</text:span></text:span></text:span><text:span text:style-name="T5">: Lista de modificaciones a tablas.</text:span></text:p>
        </text:list-item>
        <text:list-item>
          <text:p text:style-name="P32"><text:span text:style-name="Strong_20_Emphasis"><text:span text:style-name="Source_20_Text"><text:span text:style-name="T5">tablasBorradas</text:span></text:span></text:span><text:span text:style-name="T5">: Lista de tablas eliminadas.</text:span></text:p>
        </text:list-item>
        <text:list-item>
          <text:p text:style-name="P32"><text:span text:style-name="Strong_20_Emphasis"><text:span text:style-name="Source_20_Text"><text:span text:style-name="T5">tokensError</text:span></text:span></text:span><text:span text:style-name="T5">: Lista de errores sintácticos encontrados durante el análisis.</text:span></text:p>
        </text:list-item>
        <text:list-item>
          <text:p text:style-name="P32"><text:span text:style-name="Strong_20_Emphasis"><text:span text:style-name="Source_20_Text"><text:span text:style-name="T5">helper</text:span></text:span></text:span><text:span text:style-name="T5">: Instancia de la clase </text:span><text:span text:style-name="Source_20_Text"><text:span text:style-name="T5">AnalizadorHelper</text:span></text:span><text:span text:style-name="T5"> que facilita la validación de tokens.</text:span></text:p>
        </text:list-item>
        <text:list-item>
          <text:p text:style-name="P31"><text:span text:style-name="Strong_20_Emphasis"><text:span text:style-name="Source_20_Text"><text:span text:style-name="T5">operaciones</text:span></text:span></text:span><text:span text:style-name="T5">: Instancia de la clase </text:span><text:span text:style-name="Source_20_Text"><text:span text:style-name="T5">Operaciones</text:span></text:span><text:span text:style-name="T5"> para registrar el número de operaciones de creación, alteración y eliminación.</text:span></text:p>
        </text:list-item>
      </text:list>
      <text:h text:style-name="P7" text:outline-level="3">Constructor</text:h>
      <text:p text:style-name="P39">El constructor inicializa las listas de bases de datos y tablas, así como las estructuras de ayuda y control de errores.</text:p>
      <text:h text:style-name="P7" text:outline-level="3">Métodos principales</text:h>
      <text:h text:style-name="Heading_20_4" text:outline-level="4"><text:span text:style-name="T5">1. </text:span><text:span text:style-name="Strong_20_Emphasis"><text:span text:style-name="T5">Método </text:span></text:span><text:span text:style-name="Strong_20_Emphasis"><text:span text:style-name="Source_20_Text"><text:span text:style-name="T5">analizarCreate(Pila pila)</text:span></text:span></text:span></text:h>
      <text:p text:style-name="Text_20_body"><text:span text:style-name="T5">Este método identifica y analiza sentencias </text:span><text:span text:style-name="Source_20_Text"><text:span text:style-name="T5">CREATE</text:span></text:span><text:span text:style-name="T5"> para bases de datos y tablas, extrayendo el nombre de la base de datos o tabla y validando la sintaxis. Dependiendo de si se crea una base de datos o una tabla, delega el análisis a métodos específicos como </text:span><text:span text:style-name="Source_20_Text"><text:span text:style-name="T5">analizarCreacionDB</text:span></text:span><text:span text:style-name="T5"> o </text:span><text:span text:style-name="Source_20_Text"><text:span text:style-name="T5">analizarCreacionTabla</text:span></text:span><text:span text:style-name="T5">.</text:span></text:p>
      <text:h text:style-name="Heading_20_4" text:outline-level="4"><text:span text:style-name="T5">2. </text:span><text:span text:style-name="Strong_20_Emphasis"><text:span text:style-name="T5">Método </text:span></text:span><text:span text:style-name="Strong_20_Emphasis"><text:span text:style-name="Source_20_Text"><text:span text:style-name="T5">analizarCreacionDB(Pila pila)</text:span></text:span></text:span></text:h>
      <text:p text:style-name="Text_20_body"><text:span text:style-name="T5">Procesa la creación de una base de datos con el formato </text:span><text:span text:style-name="Source_20_Text"><text:span text:style-name="T5">CREATE DATABASE &lt;identificador&gt;;</text:span></text:span><text:span text:style-name="T5">. Verifica que el identificador esté presente y termina la sentencia con </text:span><text:span text:style-name="Source_20_Text"><text:span text:style-name="T5">;</text:span></text:span><text:span text:style-name="T5">. Si la sintaxis es correcta, registra la base de datos en </text:span><text:span text:style-name="Source_20_Text"><text:span text:style-name="T5">DBCreadas</text:span></text:span><text:span text:style-name="T5">.</text:span></text:p>
      <text:h text:style-name="Heading_20_4" text:outline-level="4"><text:span text:style-name="T5">3. </text:span><text:span text:style-name="Strong_20_Emphasis"><text:span text:style-name="T5">Método </text:span></text:span><text:span text:style-name="Strong_20_Emphasis"><text:span text:style-name="Source_20_Text"><text:span text:style-name="T5">analizarCreacionTabla(Pila pila)</text:span></text:span></text:span></text:h>
      <text:p text:style-name="Text_20_body"><text:span text:style-name="T5">Procesa la creación de tablas siguiendo el formato </text:span><text:span text:style-name="Source_20_Text"><text:span text:style-name="T5">CREATE TABLE &lt;identificador&gt; (&lt;estructura_declaracion&gt;, [&lt;estructura_llaves&gt;?]);</text:span></text:span><text:span text:style-name="T5">. Extrae el nombre de la tabla, declaraciones de campos y posibles restricciones de llave (</text:span><text:span text:style-name="Source_20_Text"><text:span text:style-name="T5">PRIMARY</text:span></text:span><text:span text:style-name="T5"> o </text:span><text:span text:style-name="Source_20_Text"><text:span text:style-name="T5">FOREIGN KEY</text:span></text:span><text:span text:style-name="T5">). Luego, registra la tabla en </text:span><text:span text:style-name="Source_20_Text"><text:span text:style-name="T5">tablasCreadas</text:span></text:span><text:span text:style-name="T5"> si no hay errores.</text:span></text:p>
      <text:h text:style-name="Heading_20_4" text:outline-level="4"><text:soft-page-break/><text:span text:style-name="T5">4. </text:span><text:span text:style-name="Strong_20_Emphasis"><text:span text:style-name="T5">Método </text:span></text:span><text:span text:style-name="Strong_20_Emphasis"><text:span text:style-name="Source_20_Text"><text:span text:style-name="T5">analizarAlter(Pila pila)</text:span></text:span></text:span></text:h>
      <text:p text:style-name="Text_20_body"><text:span text:style-name="T5">Interpreta sentencias </text:span><text:span text:style-name="Source_20_Text"><text:span text:style-name="T5">ALTER TABLE</text:span></text:span><text:span text:style-name="T5">, como agregar (</text:span><text:span text:style-name="Source_20_Text"><text:span text:style-name="T5">ADD</text:span></text:span><text:span text:style-name="T5">), alterar (</text:span><text:span text:style-name="Source_20_Text"><text:span text:style-name="T5">ALTER</text:span></text:span><text:span text:style-name="T5">), o eliminar (</text:span><text:span text:style-name="Source_20_Text"><text:span text:style-name="T5">DROP</text:span></text:span><text:span text:style-name="T5">) columnas y restricciones. Valida que se usen correctamente las palabras reservadas y los identificadores en las modificaciones. Si todo es correcto, la modificación se agrega a </text:span><text:span text:style-name="Source_20_Text"><text:span text:style-name="T5">tablasModificadas</text:span></text:span><text:span text:style-name="T5">.</text:span></text:p>
      <text:h text:style-name="Heading_20_4" text:outline-level="4"><text:span text:style-name="T5">5. </text:span><text:span text:style-name="Strong_20_Emphasis"><text:span text:style-name="T5">Método </text:span></text:span><text:span text:style-name="Strong_20_Emphasis"><text:span text:style-name="Source_20_Text"><text:span text:style-name="T5">analizarDrop(Pila pila)</text:span></text:span></text:span></text:h>
      <text:p text:style-name="Text_20_body"><text:span text:style-name="T5">Interpreta y valida sentencias de eliminación de tablas con el formato </text:span><text:span text:style-name="Source_20_Text"><text:span text:style-name="T5">DROP TABLE IF EXISTS &lt;identificador&gt; CASCADE;</text:span></text:span><text:span text:style-name="T5">. Si la sintaxis es válida, añade la tabla a </text:span><text:span text:style-name="Source_20_Text"><text:span text:style-name="T5">tablasBorradas</text:span></text:span><text:span text:style-name="T5">.</text:span></text:p>
      <text:h text:style-name="P7" text:outline-level="3">Métodos de soporte</text:h>
      <text:list xml:id="list3902689028" text:style-name="L24">
        <text:list-item>
          <text:p text:style-name="P34"><text:span text:style-name="Strong_20_Emphasis"><text:span text:style-name="Source_20_Text"><text:span text:style-name="T5">analizarDato(Pila pila)</text:span></text:span></text:span><text:span text:style-name="T5">: Valida el tipo de dato en una declaración de columna, asegurando que sea un tipo de dato permitido.</text:span></text:p>
        </text:list-item>
        <text:list-item>
          <text:p text:style-name="P33"><text:span text:style-name="Strong_20_Emphasis"><text:span text:style-name="Source_20_Text"><text:span text:style-name="T5">analizarDeclaracion(Pila pila)</text:span></text:span></text:span><text:span text:style-name="Strong_20_Emphasis"><text:span text:style-name="T5"> y </text:span></text:span><text:span text:style-name="Strong_20_Emphasis"><text:span text:style-name="Source_20_Text"><text:span text:style-name="T5">analizarLlave(Pila pila, Llave llave)</text:span></text:span></text:span><text:span text:style-name="T5">: Procesan declaraciones de columnas y llaves en tablas, verificando que la sintaxis y los tipos sean correctos.</text:span></text:p>
        </text:list-item>
      </text:list>
      <text:p text:style-name="P39">Esta clase es clave en el procesamiento de sentencias DDL, encargándose de interpretar instrucciones SQL específicas y construir estructuras en memoria para su posterior uso o persistencia en la base de datos.</text:p>
      <text:p text:style-name="P30"><text:span text:style-name="Source_20_Text"><text:span text:style-name="T5"/></text:span></text:p>
      <text:h text:style-name="P2" text:outline-level="2"><text:span text:style-name="Source_20_Text"><text:span text:style-name="T5">Estructura de la Clase </text:span></text:span><text:span text:style-name="Source_20_Text"><text:span text:style-name="T6">AnalizadorDML</text:span></text:span></text:h>
      <text:p text:style-name="P30"><text:span text:style-name="Source_20_Text"><text:span text:style-name="T4">La clase AnalizadorDML se encarga de analizar y procesar instrucciones DML (Data Manipulation Language) para un lenguaje SQL, principalmente para los comandos INSERT, SELECT, UPDATE y DELETE. Utiliza una serie de métodos y estructuras para verificar la validez de cada instrucción en función de los tokens y sus tipos. Aquí está la estructura principal y las funciones clave:</text:span></text:span></text:p>
      <text:h text:style-name="P5" text:outline-level="3"><text:span text:style-name="Source_20_Text"><text:span text:style-name="T5">Atributos de la Clase</text:span></text:span></text:h>
      <text:list xml:id="list4057912014" text:style-name="L25">
        <text:list-item>
          <text:p text:style-name="P36"><text:span text:style-name="Strong_20_Emphasis"><text:span text:style-name="Source_20_Text"><text:span text:style-name="T5">operaciones</text:span></text:span></text:span><text:span text:style-name="T5">: Una instancia de </text:span><text:span text:style-name="Source_20_Text"><text:span text:style-name="T5">Operaciones</text:span></text:span><text:span text:style-name="T5"> que posiblemente realiza operaciones estadísticas o contables sobre los comandos ejecutados (por ejemplo, contar las veces que se ha ejecutado un </text:span><text:span text:style-name="Source_20_Text"><text:span text:style-name="T5">SELECT</text:span></text:span><text:span text:style-name="T5"> o </text:span><text:span text:style-name="Source_20_Text"><text:span text:style-name="T5">UPDATE</text:span></text:span><text:span text:style-name="T5">).</text:span></text:p>
        </text:list-item>
        <text:list-item>
          <text:p text:style-name="P36"><text:span text:style-name="Strong_20_Emphasis"><text:span text:style-name="Source_20_Text"><text:span text:style-name="T5">tokensError</text:span></text:span></text:span><text:span text:style-name="T5">: Una instancia de </text:span><text:span text:style-name="Source_20_Text"><text:span text:style-name="T5">ListSyntaxError</text:span></text:span><text:span text:style-name="T5">, que guarda los errores de sintaxis encontrados durante el análisis de las instrucciones.</text:span></text:p>
        </text:list-item>
        <text:list-item>
          <text:p text:style-name="P36"><text:span text:style-name="Strong_20_Emphasis"><text:span text:style-name="Source_20_Text"><text:span text:style-name="T5">helper</text:span></text:span></text:span><text:span text:style-name="T5">: Una instancia de </text:span><text:span text:style-name="Source_20_Text"><text:span text:style-name="T5">AnalizadorHelper</text:span></text:span><text:span text:style-name="T5">, utilizada como apoyo para validar valores y tipos de tokens.</text:span></text:p>
        </text:list-item>
        <text:list-item>
          <text:p text:style-name="P35"><text:span text:style-name="Strong_20_Emphasis"><text:span text:style-name="Source_20_Text"><text:span text:style-name="T5">inserts</text:span></text:span></text:span><text:span text:style-name="T5">: Una lista de objetos </text:span><text:span text:style-name="Source_20_Text"><text:span text:style-name="T5">Insert</text:span></text:span><text:span text:style-name="T5"> donde se almacenan las operaciones de inserción validadas.</text:span></text:p>
        </text:list-item>
      </text:list>
      <text:h text:style-name="P7" text:outline-level="3">Principales Métodos</text:h>
      <text:list xml:id="list3018444763" text:style-name="L26">
        <text:list-item>
          <text:p text:style-name="P37"><text:span text:style-name="Strong_20_Emphasis"><text:span text:style-name="T5">Métodos para </text:span></text:span><text:span text:style-name="Strong_20_Emphasis"><text:span text:style-name="Source_20_Text"><text:span text:style-name="T5">INSERT</text:span></text:span></text:span><text:span text:style-name="T5">:</text:span></text:p>
          <text:list>
            <text:list-item>
              <text:p text:style-name="P38"><text:soft-page-break/><text:span text:style-name="Source_20_Text"><text:span text:style-name="T5">analizarInsert(Pila pila)</text:span></text:span><text:span text:style-name="T5">: Valida y analiza una instrucción </text:span><text:span text:style-name="Source_20_Text"><text:span text:style-name="T5">INSERT</text:span></text:span><text:span text:style-name="T5">. Extrae la tabla de destino y las columnas, luego valida los valores entre paréntesis.</text:span></text:p>
            </text:list-item>
            <text:list-item>
              <text:p text:style-name="P38"><text:span text:style-name="Source_20_Text"><text:span text:style-name="T5">getIdentificadores(Pila pila)</text:span></text:span><text:span text:style-name="T5">: Obtiene los identificadores de columnas entre paréntesis.</text:span></text:p>
            </text:list-item>
            <text:list-item>
              <text:p text:style-name="P38"><text:span text:style-name="Source_20_Text"><text:span text:style-name="T5">getDato(Pila pila)</text:span></text:span><text:span text:style-name="T5">: Extrae un dato válido para ser insertado, que puede ser un entero, decimal, fecha, cadena, o valor booleano.</text:span></text:p>
            </text:list-item>
            <text:list-item>
              <text:p text:style-name="P38"><text:span text:style-name="Source_20_Text"><text:span text:style-name="T5">getOperador(Pila pila)</text:span></text:span><text:span text:style-name="T5">: Verifica si el token es un operador válido (ej., </text:span><text:span text:style-name="Source_20_Text"><text:span text:style-name="T5">+</text:span></text:span><text:span text:style-name="T5">, </text:span><text:span text:style-name="Source_20_Text"><text:span text:style-name="T5">-</text:span></text:span><text:span text:style-name="T5">, </text:span><text:span text:style-name="Source_20_Text"><text:span text:style-name="T5">AND</text:span></text:span><text:span text:style-name="T5">, </text:span><text:span text:style-name="Source_20_Text"><text:span text:style-name="T5">OR</text:span></text:span><text:span text:style-name="T5">).</text:span></text:p>
            </text:list-item>
          </text:list>
        </text:list-item>
        <text:list-item>
          <text:p text:style-name="P37"><text:span text:style-name="Strong_20_Emphasis"><text:span text:style-name="T5">Métodos para </text:span></text:span><text:span text:style-name="Strong_20_Emphasis"><text:span text:style-name="Source_20_Text"><text:span text:style-name="T5">SELECT</text:span></text:span></text:span><text:span text:style-name="T5">:</text:span></text:p>
          <text:list>
            <text:list-item>
              <text:p text:style-name="P38"><text:span text:style-name="Source_20_Text"><text:span text:style-name="T5">analizarSelect(Pila pila)</text:span></text:span><text:span text:style-name="T5">: Valida y procesa una instrucción </text:span><text:span text:style-name="Source_20_Text"><text:span text:style-name="T5">SELECT</text:span></text:span><text:span text:style-name="T5">, verificando que incluya </text:span><text:span text:style-name="Source_20_Text"><text:span text:style-name="T5">FROM</text:span></text:span><text:span text:style-name="T5"> y opcionalmente otros componentes como </text:span><text:span text:style-name="Source_20_Text"><text:span text:style-name="T5">WHERE</text:span></text:span><text:span text:style-name="T5">, </text:span><text:span text:style-name="Source_20_Text"><text:span text:style-name="T5">GROUP BY</text:span></text:span><text:span text:style-name="T5">, y </text:span><text:span text:style-name="Source_20_Text"><text:span text:style-name="T5">ORDER BY</text:span></text:span><text:span text:style-name="T5">.</text:span></text:p>
            </text:list-item>
            <text:list-item>
              <text:p text:style-name="P38"><text:span text:style-name="Source_20_Text"><text:span text:style-name="T5">analizarSeleccionColumna(Pila pila)</text:span></text:span><text:span text:style-name="T5">: Procesa las columnas a seleccionar, permitiendo el uso de funciones de agregación (</text:span><text:span text:style-name="Source_20_Text"><text:span text:style-name="T5">SUM</text:span></text:span><text:span text:style-name="T5">, </text:span><text:span text:style-name="Source_20_Text"><text:span text:style-name="T5">AVG</text:span></text:span><text:span text:style-name="T5">, etc.) y alias.</text:span></text:p>
            </text:list-item>
            <text:list-item>
              <text:p text:style-name="P38"><text:span text:style-name="Source_20_Text"><text:span text:style-name="T5">analizarSentencia(Pila pila)</text:span></text:span><text:span text:style-name="T5">: Procesa las posibles cláusulas adicionales (</text:span><text:span text:style-name="Source_20_Text"><text:span text:style-name="T5">JOIN</text:span></text:span><text:span text:style-name="T5">, </text:span><text:span text:style-name="Source_20_Text"><text:span text:style-name="T5">WHERE</text:span></text:span><text:span text:style-name="T5">, </text:span><text:span text:style-name="Source_20_Text"><text:span text:style-name="T5">GROUP BY</text:span></text:span><text:span text:style-name="T5">, </text:span><text:span text:style-name="Source_20_Text"><text:span text:style-name="T5">ORDER BY</text:span></text:span><text:span text:style-name="T5">, </text:span><text:span text:style-name="Source_20_Text"><text:span text:style-name="T5">LIMIT</text:span></text:span><text:span text:style-name="T5">) dentro de la instrucción </text:span><text:span text:style-name="Source_20_Text"><text:span text:style-name="T5">SELECT</text:span></text:span><text:span text:style-name="T5">.</text:span></text:p>
            </text:list-item>
          </text:list>
        </text:list-item>
        <text:list-item>
          <text:p text:style-name="P37"><text:span text:style-name="Strong_20_Emphasis"><text:span text:style-name="T5">Métodos para </text:span></text:span><text:span text:style-name="Strong_20_Emphasis"><text:span text:style-name="Source_20_Text"><text:span text:style-name="T5">UPDATE</text:span></text:span></text:span><text:span text:style-name="T5">:</text:span></text:p>
          <text:list>
            <text:list-item>
              <text:p text:style-name="P38"><text:span text:style-name="Source_20_Text"><text:span text:style-name="T5">analizarUpdate(Pila pila)</text:span></text:span><text:span text:style-name="T5">: Analiza una instrucción </text:span><text:span text:style-name="Source_20_Text"><text:span text:style-name="T5">UPDATE</text:span></text:span><text:span text:style-name="T5">, procesando los valores de las columnas que serán modificadas y la cláusula </text:span><text:span text:style-name="Source_20_Text"><text:span text:style-name="T5">WHERE</text:span></text:span><text:span text:style-name="T5">.</text:span></text:p>
            </text:list-item>
            <text:list-item>
              <text:p text:style-name="P38"><text:span text:style-name="Source_20_Text"><text:span text:style-name="T5">analizarSet(Pila pila)</text:span></text:span><text:span text:style-name="T5">: Procesa los valores que serán asignados en la instrucción </text:span><text:span text:style-name="Source_20_Text"><text:span text:style-name="T5">UPDATE</text:span></text:span><text:span text:style-name="T5">.</text:span></text:p>
            </text:list-item>
          </text:list>
        </text:list-item>
        <text:list-item>
          <text:p text:style-name="P37"><text:span text:style-name="Strong_20_Emphasis"><text:span text:style-name="T5">Métodos para </text:span></text:span><text:span text:style-name="Strong_20_Emphasis"><text:span text:style-name="Source_20_Text"><text:span text:style-name="T5">DELETE</text:span></text:span></text:span><text:span text:style-name="T5">:</text:span></text:p>
          <text:list>
            <text:list-item>
              <text:p text:style-name="P37"><text:span text:style-name="Source_20_Text"><text:span text:style-name="T5">analizarDelete(Pila pila)</text:span></text:span><text:span text:style-name="T5">: Procesa y valida una instrucción </text:span><text:span text:style-name="Source_20_Text"><text:span text:style-name="T5">DELETE</text:span></text:span><text:span text:style-name="T5">, asegurándose de que siga la estructura correcta y opcionalmente que contenga una cláusula </text:span><text:span text:style-name="Source_20_Text"><text:span text:style-name="T5">WHERE</text:span></text:span><text:span text:style-name="T5">.</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22:05:38.765102953</meta:creation-date>
    <dc:date>2024-10-31T22:30:08.419745815</dc:date>
    <meta:editing-duration>PT14M17S</meta:editing-duration>
    <meta:editing-cycles>6</meta:editing-cycles>
    <meta:generator>LibreOffice/7.3.7.2$Linux_X86_64 LibreOffice_project/30$Build-2</meta:generator>
    <meta:document-statistic meta:table-count="0" meta:image-count="0" meta:object-count="0" meta:page-count="6" meta:paragraph-count="117" meta:word-count="1585" meta:character-count="10493" meta:non-whitespace-character-count="9088"/>
  </office:meta>
</office:document-meta>
</file>